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Contents_20_Heading" style:master-page-name="Index">
      <style:paragraph-properties style:page-number="auto" fo:break-before="page"/>
    </style:style>
    <style:style style:name="P5" style:family="paragraph" style:parent-style-name="Footer">
      <style:paragraph-properties fo:text-align="center" style:justify-single-word="false"/>
      <style:text-properties officeooo:rsid="000d8641" officeooo:paragraph-rsid="000d8641"/>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paragraph-rsid="00099158"/>
    </style:style>
    <style:style style:name="P8" style:family="paragraph" style:parent-style-name="Heading_20_1" style:list-style-name="">
      <style:paragraph-properties fo:line-height="108%" fo:text-align="start" style:justify-single-word="false" fo:orphans="2" fo:widows="2"/>
    </style:style>
    <style:style style:name="P9" style:family="paragraph" style:parent-style-name="Heading_20_1" style:list-style-name="">
      <style:paragraph-properties fo:line-height="108%" fo:text-align="start" style:justify-single-word="false" fo:orphans="2" fo:widows="2"/>
      <style:text-properties officeooo:paragraph-rsid="00099158"/>
    </style:style>
    <style:style style:name="P10" style:family="paragraph" style:parent-style-name="Heading_20_1" style:master-page-name="Standard">
      <style:paragraph-properties style:page-number="1" fo:break-before="page"/>
    </style:style>
    <style:style style:name="P11" style:family="paragraph" style:parent-style-name="Heading_20_1">
      <style:paragraph-properties fo:break-before="page"/>
      <style:text-properties officeooo:rsid="00184222" officeooo:paragraph-rsid="00184222"/>
    </style:style>
    <style:style style:name="P12" style:family="paragraph" style:parent-style-name="Heading_20_1">
      <style:paragraph-properties fo:break-before="page"/>
      <style:text-properties officeooo:rsid="0019eeaa" officeooo:paragraph-rsid="0019eeaa"/>
    </style:style>
    <style:style style:name="P13" style:family="paragraph" style:parent-style-name="Heading_20_2">
      <style:paragraph-properties fo:break-before="page"/>
    </style:style>
    <style:style style:name="P14" style:family="paragraph" style:parent-style-name="Heading_20_2" style:list-style-name="">
      <style:paragraph-properties fo:line-height="108%" fo:text-align="start" style:justify-single-word="false" fo:orphans="2" fo:widows="2"/>
    </style:style>
    <style:style style:name="P15" style:family="paragraph" style:parent-style-name="Heading_20_2">
      <style:text-properties officeooo:paragraph-rsid="000f3e7c"/>
    </style:style>
    <style:style style:name="P16" style:family="paragraph" style:parent-style-name="Heading_20_2">
      <style:paragraph-properties fo:break-before="page"/>
      <style:text-properties officeooo:paragraph-rsid="000f3e7c"/>
    </style:style>
    <style:style style:name="P17" style:family="paragraph" style:parent-style-name="Heading_20_2">
      <style:text-properties officeooo:rsid="00133ef2" officeooo:paragraph-rsid="00133ef2"/>
    </style:style>
    <style:style style:name="P18" style:family="paragraph" style:parent-style-name="Heading_20_3">
      <style:text-properties officeooo:rsid="000c91c0" officeooo:paragraph-rsid="000c91c0"/>
    </style:style>
    <style:style style:name="P19" style:family="paragraph" style:parent-style-name="Heading_20_3">
      <style:text-properties officeooo:rsid="000f3e7c" officeooo:paragraph-rsid="000f3e7c"/>
    </style:style>
    <style:style style:name="P20" style:family="paragraph" style:parent-style-name="List_20_Paragraph">
      <style:paragraph-properties fo:margin-left="1.905cm" fo:margin-right="0cm"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1" style:family="paragraph" style:parent-style-name="List_20_Paragraph" style:list-style-name="WWNum4">
      <style:text-properties officeooo:rsid="00099158" officeooo:paragraph-rsid="00099158"/>
    </style:style>
    <style:style style:name="P22" style:family="paragraph" style:parent-style-name="Standard">
      <style:paragraph-properties fo:text-align="start" style:justify-single-word="false"/>
      <style:text-properties officeooo:paragraph-rsid="00099158"/>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paragraph-rsid="00099158"/>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Standard">
      <style:paragraph-properties fo:text-align="center" style:justify-single-word="false"/>
      <style:text-properties fo:font-size="16pt" style:font-size-asian="16pt" style:font-size-complex="16pt"/>
    </style:style>
    <style:style style:name="P27" style:family="paragraph" style:parent-style-name="Standard">
      <style:text-properties fo:font-size="16pt" style:font-size-asian="16pt" style:font-size-complex="16pt"/>
    </style:style>
    <style:style style:name="P28"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9" style:family="paragraph" style:parent-style-name="Standard">
      <style:text-properties fo:font-size="14pt" style:font-size-asian="14pt" style:font-size-complex="14pt"/>
    </style:style>
    <style:style style:name="P30"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Standard">
      <style:paragraph-properties fo:margin-left="0cm" fo:margin-right="0cm" fo:text-indent="1.249cm" style:auto-text-indent="false"/>
    </style:style>
    <style:style style:name="P32" style:family="paragraph" style:parent-style-name="Standard">
      <style:paragraph-properties fo:margin-left="1.249cm" fo:margin-right="0cm" fo:text-indent="1.249cm" style:auto-text-indent="false"/>
    </style:style>
    <style:style style:name="P33" style:family="paragraph" style:parent-style-name="Standard">
      <style:paragraph-properties fo:margin-left="2.498cm" fo:margin-right="0cm" fo:text-indent="1.249cm" style:auto-text-indent="false"/>
    </style:style>
    <style:style style:name="P34" style:family="paragraph" style:parent-style-name="Standard">
      <style:text-properties officeooo:paragraph-rsid="000c91c0"/>
    </style:style>
    <style:style style:name="P35" style:family="paragraph" style:parent-style-name="Standard">
      <style:paragraph-properties fo:margin-left="0cm" fo:margin-right="0cm" fo:text-indent="1.249cm" style:auto-text-indent="false"/>
      <style:text-properties officeooo:paragraph-rsid="000c91c0"/>
    </style:style>
    <style:style style:name="P36" style:family="paragraph" style:parent-style-name="Standard">
      <style:paragraph-properties fo:margin-left="1.249cm" fo:margin-right="0cm" fo:text-indent="1.249cm" style:auto-text-indent="false"/>
      <style:text-properties officeooo:paragraph-rsid="000c91c0"/>
    </style:style>
    <style:style style:name="P37" style:family="paragraph" style:parent-style-name="Standard">
      <style:paragraph-properties fo:margin-left="2.498cm" fo:margin-right="0cm" fo:text-indent="1.249cm" style:auto-text-indent="false"/>
      <style:text-properties officeooo:paragraph-rsid="000c91c0"/>
    </style:style>
    <style:style style:name="P38" style:family="paragraph" style:parent-style-name="Standard">
      <style:paragraph-properties fo:margin-left="3.747cm" fo:margin-right="0cm" fo:text-indent="1.249cm" style:auto-text-indent="false"/>
      <style:text-properties officeooo:paragraph-rsid="000c91c0"/>
    </style:style>
    <style:style style:name="P39" style:family="paragraph" style:parent-style-name="Standard">
      <style:paragraph-properties fo:margin-left="4.995cm" fo:margin-right="0cm" fo:text-indent="1.249cm" style:auto-text-indent="false"/>
      <style:text-properties officeooo:paragraph-rsid="000c91c0"/>
    </style:style>
    <style:style style:name="P40" style:family="paragraph" style:parent-style-name="Standard">
      <style:text-properties officeooo:paragraph-rsid="000f3e7c"/>
    </style:style>
    <style:style style:name="P41" style:family="paragraph" style:parent-style-name="Standard">
      <style:text-properties fo:color="#000000" loext:opacity="100%" officeooo:rsid="000f3e7c" officeooo:paragraph-rsid="00140e38"/>
    </style:style>
    <style:style style:name="P42" style:family="paragraph" style:parent-style-name="Standard">
      <style:text-properties fo:color="#000000" loext:opacity="100%" officeooo:rsid="00140e38" officeooo:paragraph-rsid="00140e38"/>
    </style:style>
    <style:style style:name="P43" style:family="paragraph" style:parent-style-name="Standard">
      <style:text-properties officeooo:paragraph-rsid="00110ff0"/>
    </style:style>
    <style:style style:name="P44" style:family="paragraph" style:parent-style-name="Standard">
      <style:text-properties officeooo:paragraph-rsid="0011308e"/>
    </style:style>
    <style:style style:name="P45" style:family="paragraph" style:parent-style-name="Standard">
      <style:text-properties officeooo:paragraph-rsid="001266bb"/>
    </style:style>
    <style:style style:name="P46" style:family="paragraph" style:parent-style-name="Standard">
      <style:text-properties officeooo:rsid="001266bb" officeooo:paragraph-rsid="001266bb"/>
    </style:style>
    <style:style style:name="P47" style:family="paragraph" style:parent-style-name="Standard">
      <style:text-properties officeooo:paragraph-rsid="00140e38"/>
    </style:style>
    <style:style style:name="P48" style:family="paragraph" style:parent-style-name="Standard">
      <style:text-properties officeooo:rsid="00133ef2" officeooo:paragraph-rsid="00140e38"/>
    </style:style>
    <style:style style:name="P49" style:family="paragraph" style:parent-style-name="Standard">
      <style:text-properties officeooo:rsid="00140e38" officeooo:paragraph-rsid="00140e38"/>
    </style:style>
    <style:style style:name="P50" style:family="paragraph" style:parent-style-name="Standard">
      <style:text-properties officeooo:rsid="00142c92" officeooo:paragraph-rsid="00142c92"/>
    </style:style>
    <style:style style:name="P51" style:family="paragraph" style:parent-style-name="Standard">
      <style:text-properties officeooo:rsid="0015101b" officeooo:paragraph-rsid="0015101b"/>
    </style:style>
    <style:style style:name="P52" style:family="paragraph" style:parent-style-name="Text_20_body">
      <style:text-properties officeooo:paragraph-rsid="000c91c0"/>
    </style:style>
    <style:style style:name="P53" style:family="paragraph" style:parent-style-name="Text_20_body">
      <style:text-properties officeooo:paragraph-rsid="000f3e7c"/>
    </style:style>
    <style:style style:name="P54" style:family="paragraph" style:parent-style-name="Text_20_body" style:list-style-name="WWNum1">
      <style:text-properties fo:font-size="11pt" style:font-size-asian="11pt" style:font-size-complex="11pt"/>
    </style:style>
    <style:style style:name="P55" style:family="paragraph" style:parent-style-name="Text_20_body">
      <style:text-properties fo:font-size="11pt" style:font-size-asian="11pt" style:font-size-complex="11pt"/>
    </style:style>
    <style:style style:name="P56" style:family="paragraph" style:parent-style-name="Text_20_body" style:list-style-name="WWNum3">
      <style:text-properties fo:font-size="11pt" style:font-size-asian="11pt" style:font-size-complex="11pt"/>
    </style:style>
    <style:style style:name="P57" style:family="paragraph" style:parent-style-name="Text_20_body" style:list-style-name="WWNum4">
      <style:text-properties fo:font-size="11pt" style:font-size-asian="11pt" style:font-size-complex="11pt"/>
    </style:style>
    <style:style style:name="P58" style:family="paragraph" style:parent-style-name="Text_20_body">
      <style:text-properties officeooo:rsid="001266bb" officeooo:paragraph-rsid="0012dec9"/>
    </style:style>
    <style:style style:name="P59" style:family="paragraph" style:parent-style-name="Text_20_body">
      <style:text-properties officeooo:rsid="00133ef2" officeooo:paragraph-rsid="00133ef2"/>
    </style:style>
    <style:style style:name="P60" style:family="paragraph" style:parent-style-name="Text_20_body">
      <style:text-properties officeooo:paragraph-rsid="00133ef2"/>
    </style:style>
    <style:style style:name="P61" style:family="paragraph" style:parent-style-name="Text_20_body">
      <style:text-properties officeooo:paragraph-rsid="00184222"/>
    </style:style>
    <style:style style:name="P62" style:family="paragraph" style:parent-style-name="Text_20_body" style:list-style-name="L2">
      <style:text-properties officeooo:paragraph-rsid="00189e3d"/>
    </style:style>
    <style:style style:name="P63" style:family="paragraph" style:parent-style-name="Text_20_body" style:list-style-name="L2">
      <style:text-properties officeooo:rsid="00189e3d" officeooo:paragraph-rsid="00189e3d"/>
    </style:style>
    <style:style style:name="P64" style:family="paragraph" style:parent-style-name="Text_20_body">
      <style:text-properties officeooo:rsid="00189e3d" officeooo:paragraph-rsid="00189e3d"/>
    </style:style>
    <style:style style:name="P65" style:family="paragraph" style:parent-style-name="Text_20_body">
      <style:text-properties officeooo:rsid="00189e3d" officeooo:paragraph-rsid="001ac7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 style:family="text">
      <style:text-properties style:text-position="super 58%" fo:font-size="18pt" style:font-size-asian="18pt" style:font-size-complex="18pt"/>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color="#ff0000" loext:opacity="100%"/>
    </style:style>
    <style:style style:name="T7" style:family="text">
      <style:text-properties fo:color="#ff0000" loext:opacity="100%" fo:language="en" fo:country="US"/>
    </style:style>
    <style:style style:name="T8" style:family="text">
      <style:text-properties fo:color="#ff0000" loext:opacity="100%" fo:language="en" fo:country="US" style:text-underline-style="solid" style:text-underline-width="auto" style:text-underline-color="font-color"/>
    </style:style>
    <style:style style:name="T9" style:family="text">
      <style:text-properties fo:color="#ff0000" loext:opacity="100%" fo:language="en" fo:country="US" officeooo:rsid="00140e38"/>
    </style:style>
    <style:style style:name="T10" style:family="text">
      <style:text-properties fo:color="#ff0000" loext:opacity="100%" fo:language="it" fo:country="IT"/>
    </style:style>
    <style:style style:name="T11" style:family="text">
      <style:text-properties fo:color="#ff0000" loext:opacity="100%" officeooo:rsid="000f3e7c"/>
    </style:style>
    <style:style style:name="T12" style:family="text">
      <style:text-properties fo:color="#ff0000" loext:opacity="100%" officeooo:rsid="00110ff0"/>
    </style:style>
    <style:style style:name="T13" style:family="text">
      <style:text-properties fo:color="#ff0000" loext:opacity="100%" officeooo:rsid="0011308e"/>
    </style:style>
    <style:style style:name="T14" style:family="text">
      <style:text-properties fo:color="#ff0000" loext:opacity="100%" style:text-underline-style="solid" style:text-underline-width="auto" style:text-underline-color="font-color"/>
    </style:style>
    <style:style style:name="T15" style:family="text">
      <style:text-properties fo:color="#ff0000" loext:opacity="100%" officeooo:rsid="001266bb"/>
    </style:style>
    <style:style style:name="T16" style:family="text">
      <style:text-properties fo:color="#ff0000" loext:opacity="100%" officeooo:rsid="0012dec9"/>
    </style:style>
    <style:style style:name="T17" style:family="text">
      <style:text-properties fo:color="#ff0000" loext:opacity="100%" officeooo:rsid="00140e38"/>
    </style:style>
    <style:style style:name="T18" style:family="text">
      <style:text-properties fo:language="it" fo:country="IT"/>
    </style:style>
    <style:style style:name="T19" style:family="text">
      <style:text-properties fo:language="it" fo:country="IT" officeooo:rsid="0009ba83"/>
    </style:style>
    <style:style style:name="T20" style:family="text">
      <style:text-properties fo:language="it" fo:country="IT" officeooo:rsid="0011308e"/>
    </style:style>
    <style:style style:name="T21" style:family="text">
      <style:text-properties fo:language="it" fo:country="IT" officeooo:rsid="0012dec9"/>
    </style:style>
    <style:style style:name="T22" style:family="text">
      <style:text-properties fo:language="en" fo:country="US"/>
    </style:style>
    <style:style style:name="T23" style:family="text">
      <style:text-properties officeooo:rsid="0009ba83"/>
    </style:style>
    <style:style style:name="T24" style:family="text">
      <style:text-properties officeooo:rsid="000c91c0"/>
    </style:style>
    <style:style style:name="T25" style:family="text">
      <style:text-properties officeooo:rsid="000f3e7c"/>
    </style:style>
    <style:style style:name="T26" style:family="text">
      <style:text-properties fo:color="#000000" loext:opacity="100%"/>
    </style:style>
    <style:style style:name="T27" style:family="text">
      <style:text-properties fo:color="#000000" loext:opacity="100%" officeooo:rsid="000f3e7c"/>
    </style:style>
    <style:style style:name="T28" style:family="text">
      <style:text-properties fo:color="#000000" loext:opacity="100%" officeooo:rsid="00110ff0"/>
    </style:style>
    <style:style style:name="T29" style:family="text">
      <style:text-properties fo:color="#000000" loext:opacity="100%" officeooo:rsid="0011308e"/>
    </style:style>
    <style:style style:name="T30" style:family="text">
      <style:text-properties fo:color="#000000" loext:opacity="100%" officeooo:rsid="001266bb"/>
    </style:style>
    <style:style style:name="T31" style:family="text">
      <style:text-properties fo:color="#000000" loext:opacity="100%" officeooo:rsid="0012dec9"/>
    </style:style>
    <style:style style:name="T32" style:family="text">
      <style:text-properties fo:color="#000000" loext:opacity="100%" officeooo:rsid="00133ef2"/>
    </style:style>
    <style:style style:name="T33" style:family="text">
      <style:text-properties fo:color="#000000" loext:opacity="100%" officeooo:rsid="00140e38"/>
    </style:style>
    <style:style style:name="T34" style:family="text">
      <style:text-properties fo:color="#000000" loext:opacity="100%" officeooo:rsid="00140e38"/>
    </style:style>
    <style:style style:name="T35" style:family="text">
      <style:text-properties fo:color="#000000" loext:opacity="100%"/>
    </style:style>
    <style:style style:name="T36" style:family="text">
      <style:text-properties fo:color="#000000" loext:opacity="100%" officeooo:rsid="0016e9cd"/>
    </style:style>
    <style:style style:name="T37" style:family="text">
      <style:text-properties fo:color="#000000" loext:opacity="100%" officeooo:rsid="00171bf3"/>
    </style:style>
    <style:style style:name="T38" style:family="text">
      <style:text-properties fo:color="#000000" loext:opacity="100%" officeooo:rsid="00184222"/>
    </style:style>
    <style:style style:name="T39" style:family="text">
      <style:text-properties fo:color="#000000" loext:opacity="100%" officeooo:rsid="0015101b"/>
    </style:style>
    <style:style style:name="T40" style:family="text">
      <style:text-properties officeooo:rsid="0011308e"/>
    </style:style>
    <style:style style:name="T41" style:family="text">
      <style:text-properties officeooo:rsid="0012dec9"/>
    </style:style>
    <style:style style:name="T42" style:family="text">
      <style:text-properties officeooo:rsid="00140e38"/>
    </style:style>
    <style:style style:name="T43" style:family="text">
      <style:text-properties officeooo:rsid="00184222"/>
    </style:style>
    <style:style style:name="T44" style:family="text">
      <style:text-properties officeooo:rsid="00189e3d"/>
    </style:style>
    <style:style style:name="T45" style:family="text">
      <style:text-properties officeooo:rsid="0019eeaa"/>
    </style:style>
    <style:style style:name="T46" style:family="text">
      <style:text-properties officeooo:rsid="001ac7f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ENSSAT</text:span></text:p>
      <text:p text:style-name="P23"><text:span text:style-name="T1">Informatique 2</text:span><text:span text:style-name="T3">ème</text:span><text:span text:style-name="T1"> année </text:span></text:p>
      <text:p text:style-name="P23"/>
      <text:p text:style-name="P23"/>
      <text:p text:style-name="P23"/>
      <text:p text:style-name="P23"/>
      <text:p text:style-name="P23"/>
      <text:p text:style-name="P23"/>
      <text:p text:style-name="P26"/>
      <text:p text:style-name="P26"/>
      <text:p text:style-name="Title">Compte-rendu Mini Projet Algorithme Avancée</text:p>
      <text:p text:style-name="Title">(Langage : Java)</text:p>
      <text:p text:style-name="P27"/>
      <text:p text:style-name="P26"/>
      <text:p text:style-name="P26"/>
      <text:p text:style-name="P26"/>
      <text:p text:style-name="P27"/>
      <text:p text:style-name="P27"/>
      <text:p text:style-name="P27"/>
      <text:p text:style-name="Standard"><text:span text:style-name="T4">Mathias Penavaire</text:span></text:p>
      <text:p text:style-name="Standard"><text:span text:style-name="T4">Mathias Peuch</text:span></text:p>
      <text:p text:style-name="P24"><text:span text:style-name="T4"/></text:p>
      <text:p text:style-name="P24"><text:span text:style-name="T4"/></text:p>
      <text:p text:style-name="P24"><text:span text:style-name="T4">14/04/2024</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Table des matières</text:p>
          </text:index-title>
          <text:p text:style-name="P1"><text:a xlink:type="simple" xlink:href="#__RefHeading___Toc469_605506355" text:style-name="Index_20_Link" text:visited-style-name="Index_20_Link">Introduction :<text:tab/>1</text:a></text:p>
          <text:p text:style-name="P1"><text:a xlink:type="simple" xlink:href="#__RefHeading___Toc471_605506355" text:style-name="Index_20_Link" text:visited-style-name="Index_20_Link">A) Essais successifs :<text:tab/>2</text:a></text:p>
          <text:p text:style-name="P2"><text:a xlink:type="simple" xlink:href="#__RefHeading___Toc473_605506355" text:style-name="Index_20_Link" text:visited-style-name="Index_20_Link">Algorithmes en pseudo code<text:tab/>4</text:a></text:p>
          <text:p text:style-name="P3"><text:a xlink:type="simple" xlink:href="#__RefHeading___Toc903_605506355" text:style-name="Index_20_Link" text:visited-style-name="Index_20_Link">Procédure ToutesSol :<text:tab/>4</text:a></text:p>
          <text:p text:style-name="P3"><text:a xlink:type="simple" xlink:href="#__RefHeading___Toc905_605506355" text:style-name="Index_20_Link" text:visited-style-name="Index_20_Link">Procédure SolOpt :<text:tab/>5</text:a></text:p>
          <text:p text:style-name="P3"><text:a xlink:type="simple" xlink:href="#__RefHeading___Toc907_605506355" text:style-name="Index_20_Link" text:visited-style-name="Index_20_Link">Procédure SolRapide :<text:tab/>6</text:a></text:p>
          <text:p text:style-name="P1"><text:a xlink:type="simple" xlink:href="#__RefHeading___Toc475_605506355" text:style-name="Index_20_Link" text:visited-style-name="Index_20_Link">B) Programmation dynamique :<text:tab/>8</text:a></text:p>
          <text:p text:style-name="P2"><text:a xlink:type="simple" xlink:href="#__RefHeading___Toc943_605506355" text:style-name="Index_20_Link" text:visited-style-name="Index_20_Link">Algorithme en pseudo code<text:tab/>9</text:a></text:p>
          <text:p text:style-name="P3"><text:a xlink:type="simple" xlink:href="#__RefHeading___Toc945_605506355" text:style-name="Index_20_Link" text:visited-style-name="Index_20_Link">Procédure nbMinimalPiece :<text:tab/>9</text:a></text:p>
          <text:p text:style-name="P1"><text:a xlink:type="simple" xlink:href="#__RefHeading___Toc947_605506355" text:style-name="Index_20_Link" text:visited-style-name="Index_20_Link">C) Algorithme glouton<text:tab/>11</text:a></text:p>
          <text:p text:style-name="P2"><text:a xlink:type="simple" xlink:href="#__RefHeading___Toc998_605506355" text:style-name="Index_20_Link" text:visited-style-name="Index_20_Link">Algorithme en pseudo code<text:tab/>11</text:a></text:p>
          <text:p text:style-name="P1"><text:a xlink:type="simple" xlink:href="#__RefHeading___Toc1000_605506355" text:style-name="Index_20_Link" text:visited-style-name="Index_20_Link">D) Questions complémentaires<text:tab/>13</text:a></text:p>
          <text:p text:style-name="P1"><text:a xlink:type="simple" xlink:href="#__RefHeading___Toc1002_605506355" text:style-name="Index_20_Link" text:visited-style-name="Index_20_Link">Conclusion<text:tab/>14</text:a></text:p>
        </text:index-body>
      </text:table-of-content>
      <text:p text:style-name="P22"/>
      <text:h text:style-name="P10" text:outline-level="1" text:is-list-header="true"><text:bookmark-start text:name="__RefHeading___Toc469_605506355"/>Introduction : <text:bookmark-end text:name="__RefHeading___Toc469_605506355"/></text:h>
      <text:p text:style-name="P28"/>
      <text:p text:style-name="Text_20_body">Ce projet s’intéresse au problème du rendue de monnaie. Un sujet présent dans la vie de tous les jours : quand nous achetons notre baguette de pain ou faisons nos courses en payant en espèces. Il existe une multitude possibilité pour rendre une somme X en euros, mais est-il vraiment efficace et souhaitable de rendre par exemple, 1€ en pièces uniquement de 1 centimes ? </text:p>
      <text:p text:style-name="Text_20_body"/>
      <text:p text:style-name="Text_20_body">Nous allons rappeler ici quelques notations (celles du sujet) important pour la bonne compréhension de la suite du compte-rendu : </text:p>
      <text:list xml:id="list1337909230" text:style-name="WWNum1">
        <text:list-item>
          <text:p text:style-name="P54"><text:span text:style-name="T6">C :</text:span> l’ensemble des pièces de monnaie disponibles. En France, il y a 8 pièces (2€, 1€, 50cts, 20cts, 10cts, 5cts, 2cts, 1cts). C = {200,100,50,20,10,5,2,1}. Remarque : dans les programmes nous avons choisi de faire les calculs en centimes</text:p>
        </text:list-item>
        <text:list-item>
          <text:p text:style-name="P54"><text:span text:style-name="T6">RLMMO : </text:span>rendre la monnaie de manière optimale, c’est-à-dire, rendre en un minimum de pièces possibles. Si l’on veut rendre 1€20, on prend une pièce de 1€ et une pièce de 20cts.</text:p>
        </text:list-item>
        <text:list-item>
          <text:p text:style-name="P54"><text:span text:style-name="T6">N :</text:span> ce qu’il faut rendre. Par exemple, si le client nous as donné 10€ et qu’il devait payer 9€, N vaut ici 1€.</text:p>
        </text:list-item>
        <text:list-item>
          <text:p text:style-name="P54"><text:span text:style-name="T6">S :</text:span> l’ensemble solutions qui contient les pièces. Il est nécessaire que la somme de ses éléments soient égale à N (le but est de rendre ce qu’il faut, ni plus, ni moins).</text:p>
        </text:list-item>
      </text:list>
      <text:p text:style-name="Text_20_body"/>
      <text:p text:style-name="Text_20_body">Pour répondre au problème RLMMO, nous allons nous intéresser à 3 façons de procéder vues en cours. Nous commencerons par la méthode des essais successifs, puis nous passerons à la programmation dynamique et enfin à l’algorithme glouton. Nous finirons par une conclusion présentant notre avis sur les différentes méthodes.</text:p>
      <text:h text:style-name="P8" text:outline-level="1"/>
      <text:h text:style-name="P6" text:outline-level="1"><text:bookmark-start text:name="__RefHeading___Toc471_605506355"/>Essais successifs :<text:bookmark-end text:name="__RefHeading___Toc471_605506355"/></text:h>
      <text:p text:style-name="P30"/>
      <text:p text:style-name="P55">Dans cette partie, nous allons utiliser la méthode des essais successifs, également connue sous le nom de méthode de force brute. En bref, elle consiste à résoudre un problème en essayant toutes les possibilités, souvent de manière systématique.</text:p>
      <text:p text:style-name="P55"/>
      <text:p text:style-name="P55">Avant de regarder de plus près aux constituants de l’algorithme générique (satisfaisant, enregistrer, soltrouvée, défaire), intéressons nous au vecteur représentant un candidat.</text:p>
      <text:p text:style-name="P55"/>
      <text:list xml:id="list180449867716895" text:continue-numbering="true" text:style-name="WWNum1">
        <text:list-item>
          <text:p text:style-name="P54">Taille : T&gt;0 car N&gt;0. En effet, si on note T la taille du vecteur candidat S, alors elle est strictement positive car ici N est strictement positive. Il faut forcément rendre au moins 1 pièce au client.</text:p>
        </text:list-item>
        <text:list-item>
          <text:p text:style-name="P54">Contenu : S = Tableau de T valeurs dont les éléments sont dans C (T représentant la taille). Les éléments correspondent aux pièces à rendre et le nombre est caractérisée par T.</text:p>
        </text:list-item>
      </text:list>
      <text:p text:style-name="P55"/>
      <text:p text:style-name="P55"/>
      <text:p text:style-name="P55">Maintenant que nous avons caractérisé le vecteur candidat, passons à l’algorithme générique.</text:p>
      <text:p text:style-name="P55"/>
      <text:p text:style-name="P55">On utilisera une variable Reste initialisée à N.</text:p>
      <text:p text:style-name="P55"/>
      <text:p text:style-name="P55"><text:span text:style-name="T14">Satisfaisant</text:span> : à étape i si (on a S = {ck,…,ck+(i-2)} qui est satisfaisant à étape i-1) :</text:p>
      <text:list xml:id="list3296885979" text:style-name="WWNum3">
        <text:list-item>
          <text:p text:style-name="P56"><text:bookmark-start text:name="_Hlk161406648"/>Reste =&gt; 0<text:bookmark-end text:name="_Hlk161406648"/></text:p>
        </text:list-item>
        <text:list-item>
          <text:p text:style-name="P56">Ci&lt;=Reste</text:p>
        </text:list-item>
      </text:list>
      <text:p text:style-name="P55">Il faut qu’il y ait une valeur non nulle à rendre et que la pièce choisit soit inférieure au reste restant, sinon on rendra trop ce qui n’est pas voulu.</text:p>
      <text:p text:style-name="P55"/>
      <text:p text:style-name="P55"><text:span text:style-name="T8">Enregistrer</text:span><text:span text:style-name="T22"> : à l’étape i, S[i] &lt;- cj</text:span></text:p>
      <text:p text:style-name="P55"><text:span text:style-name="T22"><text:tab/></text:span>Reste = Reste – dj</text:p>
      <text:p text:style-name="P55"><text:soft-page-break/>On met l’élément cj à l’indice i dans le vecteur candidat.</text:p>
      <text:p text:style-name="P55">On met à jour le reste en enlevant la valeur de la pièce cj.</text:p>
      <text:p text:style-name="P55"/>
      <text:p text:style-name="P55"><text:span text:style-name="T14">Soltrouvé </text:span>: à étape i, Reste = 0</text:p>
      <text:p text:style-name="P55">Si le reste est nul, on a trouvé un ensemble S dont la somme de ses éléments vaut N. </text:p>
      <text:p text:style-name="P55"/>
      <text:p text:style-name="P55"><text:span text:style-name="T14">Défaire(i)</text:span><text:span text:style-name="T6"> </text:span>: L’élément d’indice i est libéré de S</text:p>
      <text:p text:style-name="P55">Reste = Reste + dj (dj représente la valeur de la pièce cj à l’indice i)</text:p>
      <text:p text:style-name="P55">On enlève l’élément en question du vecteur candidat S et on ajoute au reste sa valeur.</text:p>
      <text:p text:style-name="P29"/>
      <text:p text:style-name="P29"/>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h text:style-name="P14" text:outline-level="2"/>
      <text:h text:style-name="P13" text:outline-level="2" text:is-list-header="true"><text:bookmark-start text:name="__RefHeading___Toc473_605506355"/><text:span text:style-name="T24">A</text:span>lgorithme<text:span text:style-name="T24">s en pseudo code</text:span><text:bookmark-end text:name="__RefHeading___Toc473_605506355"/></text:h>
      <text:p text:style-name="Text_20_body"/>
      <text:p text:style-name="P55">Nous avons choisit de faire 3 programmes en Java : ToutesSol.java, SolOpt.java et SolRapide.java. </text:p>
      <text:p text:style-name="P55">Le premier va parcourir toutes les solutions « bêtement », le deuxième va <text:span text:style-name="T24">comparer chaque solution trouvée avec la meilleure solution actuelle et retournera la meilleure</text:span> solution <text:span text:style-name="T24">parmi toutes </text:span>(cf : « sol_pot.size() &lt;= solution.size() ». sol_pot est le vecteur candidat et solution est l’actuel meilleur vecteur candidat. Le meilleur est celui qui a la taille la plus petite<text:span text:style-name="T24">)</text:span>. Le troisième fait comme le deuxième, sauf qu’il utilise une condition d’élagage, qui réduit considérablement le nombre de recherches (voir parties sur l’efficacité).</text:p>
      <text:p text:style-name="Text_20_body"/>
      <text:h text:style-name="Heading_20_3" text:outline-level="3"><text:bookmark-start text:name="__RefHeading___Toc903_605506355"/>Procédure ToutesSol :<text:bookmark-end text:name="__RefHeading___Toc903_605506355"/></text:h>
      <text:p text:style-name="Standard">procédure pieces (ent i) ;</text:p>
      <text:p text:style-name="Standard">var ent Reste = N*100 ; <text:span text:style-name="T6"># Nous travaillons en cts d’euros</text:span></text:p>
      <text:p text:style-name="Standard">var tab piecesDisponibles = permutation([200,100,50,20,10,5,2,1]) <text:span text:style-name="T6"># La permutation permet d’avoir une solution quelconque et pas la solution optimale 200 = 200cts€ = 2€ …</text:span></text:p>
      <text:p text:style-name="Standard">début</text:p>
      <text:p text:style-name="Standard"><text:tab/><text:span text:style-name="T6"># Parcourt de la liste des pièces </text:span></text:p>
      <text:p text:style-name="P31">pour ci dans piecesDisponibles faire </text:p>
      <text:p text:style-name="P31"><text:tab/><text:span text:style-name="T6"># Satisfaisant</text:span></text:p>
      <text:p text:style-name="P32">si Reste=&gt;0 et ci&lt;=Reste alors</text:p>
      <text:p text:style-name="P32"><text:tab/><text:span text:style-name="T6"># Enregistrer</text:span></text:p>
      <text:p text:style-name="P32"><text:tab/><text:span text:style-name="T18">S[i]&lt;-ci ;</text:span></text:p>
      <text:p text:style-name="P32"><text:span text:style-name="T18"><text:tab/>Reste -= di ;</text:span></text:p>
      <text:p text:style-name="P33"><text:span text:style-name="T6"># Soltrouvée ?</text:span></text:p>
      <text:p text:style-name="P33">si Reste = 0 alors écriresolution</text:p>
      <text:p text:style-name="P33"><text:span text:style-name="T7"># Toute</text:span><text:span text:style-name="T9">s</text:span><text:span text:style-name="T7">Sol(i+1)</text:span></text:p>
      <text:p text:style-name="P33"><text:span text:style-name="T22">sinon pieces(i+1)</text:span></text:p>
      <text:p text:style-name="P33"><text:span text:style-name="T18">fsi</text:span></text:p>
      <text:p text:style-name="P33"><text:span text:style-name="T10"># Défaire choix</text:span></text:p>
      <text:p text:style-name="P33"><text:span text:style-name="T18">Reste += di ;</text:span></text:p>
      <text:p text:style-name="P33"><text:soft-page-break/><text:span text:style-name="T18">enlever(S[i]);</text:span></text:p>
      <text:p text:style-name="P32">Fsi</text:p>
      <text:p text:style-name="Standard"><text:tab/>Fait</text:p>
      <text:p text:style-name="Standard">Fin</text:p>
      <text:p text:style-name="Standard"/>
      <text:h text:style-name="P18" text:outline-level="3"><text:bookmark-start text:name="__RefHeading___Toc905_605506355"/>Procédure SolOpt :<text:bookmark-end text:name="__RefHeading___Toc905_605506355"/></text:h>
      <text:p text:style-name="P52"/>
      <text:p text:style-name="P34">procédure pieces (ent i) ;</text:p>
      <text:p text:style-name="P34">var ent Reste = N*100 ; <text:span text:style-name="T6"># Nous travaillons en cts d’euros</text:span></text:p>
      <text:p text:style-name="P34">var ent compteur = 0 ; <text:span text:style-name="T6"># Compteur permettant de compter le nombre d’appels récursifs</text:span></text:p>
      <text:p text:style-name="P34">var tab solution = [1…1] ; <text:span text:style-name="T6"># Liste contenant la solution finale, initialisée avec n « 1 », n représentant le reste</text:span></text:p>
      <text:p text:style-name="P34">var tab sol_pot = [] ; <text:span text:style-name="T6"># Vecteur candidat</text:span></text:p>
      <text:p text:style-name="P34">var tab piecesDisponibles = [200,100,50,20,10,5,2,1] ; <text:span text:style-name="T6"># Liste de pièces</text:span></text:p>
      <text:p text:style-name="P34">début</text:p>
      <text:p text:style-name="P34"><text:tab/><text:span text:style-name="T6"># Parcourt de la liste des pièces </text:span></text:p>
      <text:p text:style-name="P35">pour ci dans piecesDisponibles faire </text:p>
      <text:p text:style-name="P35"><text:tab/><text:span text:style-name="T6"># Satisfaisant</text:span></text:p>
      <text:p text:style-name="P36">si Reste=&gt;0 et ci&lt;=Reste alors</text:p>
      <text:p text:style-name="P36"><text:tab/><text:span text:style-name="T10"># Enregistrer</text:span></text:p>
      <text:p text:style-name="P36"><text:span text:style-name="T18"><text:tab/>Sol_pot[i]&lt;-ci ;</text:span></text:p>
      <text:p text:style-name="P36"><text:span text:style-name="T18"><text:tab/>Reste -= di ;</text:span></text:p>
      <text:p text:style-name="P37"><text:span text:style-name="T6"># Soltrouvée  et meilleur</text:span></text:p>
      <text:p text:style-name="P37">si Reste = 0 et taille(sol_pot)&lt;taille(solution) alors </text:p>
      <text:p text:style-name="P37"><text:tab/>solution &lt;- sol_pot ;</text:p>
      <text:p text:style-name="P37"><text:span text:style-name="T6"># TouteSol(i+1)</text:span></text:p>
      <text:p text:style-name="P37">sinon </text:p>
      <text:p text:style-name="P37"><text:tab/>compteur += 1 ;</text:p>
      <text:p text:style-name="P38">pieces(i+1)</text:p>
      <text:p text:style-name="P37">fsi</text:p>
      <text:p text:style-name="P37"><text:soft-page-break/><text:span text:style-name="T6"># Défaire choix</text:span></text:p>
      <text:p text:style-name="P37">Reste += di ;</text:p>
      <text:p text:style-name="P37">enlever(sol_pot[i]);</text:p>
      <text:p text:style-name="P36">Fsi</text:p>
      <text:p text:style-name="P34"><text:tab/>Fait</text:p>
      <text:p text:style-name="P34">Fin</text:p>
      <text:p text:style-name="P52"/>
      <text:h text:style-name="Heading_20_3" text:outline-level="3"><text:bookmark-start text:name="__RefHeading___Toc907_605506355"/>Procédure SolRapide :<text:bookmark-end text:name="__RefHeading___Toc907_605506355"/></text:h>
      <text:p text:style-name="P52"/>
      <text:p text:style-name="P34">procédure pieces (ent i) ;</text:p>
      <text:p text:style-name="P34">var ent Reste = N*100 ; <text:span text:style-name="T6"># Nous travaillons en cts d’euros</text:span></text:p>
      <text:p text:style-name="P34">var tab solution = [1…1] ; <text:span text:style-name="T6"># Liste contenant la solution finale, initialisée avec n « 1 », n représentant le reste</text:span></text:p>
      <text:p text:style-name="P34">var ent compteur = 0 ; <text:span text:style-name="T6"># Compteur permettant de compter le nombre d’appels récursifs</text:span></text:p>
      <text:p text:style-name="P34">var tab sol_pot = [] ; <text:span text:style-name="T6"># Vecteur candidat</text:span></text:p>
      <text:p text:style-name="P34">var tab piecesDisponibles = [200,100,50,20,10,5,2,1] ; <text:span text:style-name="T6"># Liste de pièces</text:span></text:p>
      <text:p text:style-name="P34">début</text:p>
      <text:p text:style-name="P34"><text:tab/><text:span text:style-name="T6"># Parcourt de la liste des pièces </text:span></text:p>
      <text:p text:style-name="P35">pour ci dans piecesDisponibles faire </text:p>
      <text:p text:style-name="P35"><text:tab/><text:span text:style-name="T6"># Satisfaisant</text:span></text:p>
      <text:p text:style-name="P36">si Reste=&gt;0 et ci&lt;=Reste alors</text:p>
      <text:p text:style-name="P36"><text:tab/><text:span text:style-name="T6"># Enregistrer</text:span></text:p>
      <text:p text:style-name="P36"><text:tab/>Sol_pot[i]&lt;-ci ;</text:p>
      <text:p text:style-name="P36"><text:tab/>Reste -= di ;</text:p>
      <text:p text:style-name="P37"><text:span text:style-name="T6"># Soltrouvée  et meilleur</text:span></text:p>
      <text:p text:style-name="P37">si Reste = 0 et taille(sol_pot)&lt;taille(solution) alors </text:p>
      <text:p text:style-name="P37"><text:tab/>solution &lt;- sol_pot ;</text:p>
      <text:p text:style-name="P37"><text:span text:style-name="T6"># TouteSol(i+1)</text:span></text:p>
      <text:p text:style-name="P37">sinon </text:p>
      <text:p text:style-name="P37"><text:tab/><text:span text:style-name="T6"># Encore Possible</text:span></text:p>
      <text:p text:style-name="P38"><text:soft-page-break/>Si taille(sol_pot)&lt;taille(solution) alors </text:p>
      <text:p text:style-name="P39">Compteur += 1 ;</text:p>
      <text:p text:style-name="P39">pieces(i+1) ;</text:p>
      <text:p text:style-name="P37">fsi</text:p>
      <text:p text:style-name="P37"><text:span text:style-name="T6"># Défaire choix</text:span></text:p>
      <text:p text:style-name="P37">Reste += di ;</text:p>
      <text:p text:style-name="P37">enlever(sol_pot[i]);</text:p>
      <text:p text:style-name="P36">Fsi</text:p>
      <text:p text:style-name="P34"><text:tab/>Fait</text:p>
      <text:p text:style-name="P34">Fin</text:p>
      <text:p text:style-name="P52"/>
      <text:p text:style-name="P55">La condition d’élagage est la suivante : « else if (sol_pot.size() &lt;= solution.size())[…] appel de SolRapide(i+1) ». <text:s/>En faisant cela, nous évitons de faire des appels inutiles. En effet, c’est inutile de chercher un vecteur candidat s’il dépasse déjà la taille du meilleur vecteur solution.</text:p>
      <text:p text:style-name="P55"/>
      <text:p text:style-name="P55">La variable compteur utilisée dans les procédures SolRapide et SolOpt permet de montrer l’efficacité de la condition d’élagage choisit. Dans les programmes <text:span text:style-name="T24">main,</text:span> on a choisit de faire un print du compteur et on peut voir une différence significative même pour des petites valeurs de N.</text:p>
      <text:p text:style-name="P55">Nous avons essayé avec N=10 et SolRapide faisait 3 appels, tandis que SolOpt en faisait plus de 50.</text:p>
      <text:p text:style-name="P55">Si nous essayons avec de plus grandes valeurs de N, ce qui est souvent le cas dans la vraie vie, il est donc préférable d’avoir un système qui utilise SolRapide.s</text:p>
      <text:p text:style-name="P29"/>
      <text:p text:style-name="P29"/>
      <text:h text:style-name="P9" text:outline-level="1"/>
      <text:h text:style-name="P7" text:outline-level="1"><text:bookmark-start text:name="__RefHeading___Toc475_605506355"/>Programmation dynamique :<text:bookmark-end text:name="__RefHeading___Toc475_605506355"/></text:h>
      <text:p text:style-name="P20"/>
      <text:p text:style-name="P20"/>
      <text:p text:style-name="P55">Soit NBP(i, j) le nombre minimal de pièces nécessaires pour payer la somme j, en ne s’autorisant que le sous-ensemble des pièces {c1, . . . , ci}. Voici la formule de récurrence : </text:p>
      <text:p text:style-name="P55"/>
      <text:p text:style-name="P55">NBP(i,0) = 0 <text:s text:c="5"/><text:tab/><text:tab/><text:tab/><text:tab/><text:tab/><text:tab/><text:tab/>(1)</text:p>
      <text:p text:style-name="P55">NBP(0,j) = -1<text:tab/><text:tab/><text:tab/><text:tab/><text:tab/><text:tab/><text:tab/>(2)</text:p>
      <text:p text:style-name="P55"><text:span text:style-name="T18">NBP(i,j) = 1 + NBP(i,j-c_i) si j &gt;</text:span><text:span text:style-name="T19">=</text:span><text:span text:style-name="T18"> c_i </text:span><text:span text:style-name="T19">et NBP(i-</text:span><text:span text:style-name="T21">1</text:span><text:span text:style-name="T19">,j) </text:span><text:span text:style-name="T20">=</text:span><text:span text:style-name="T19">= -1<text:tab/></text:span><text:span text:style-name="T18">(</text:span><text:span text:style-name="T19">3</text:span><text:span text:style-name="T18">)</text:span></text:p>
      <text:p text:style-name="P55"><text:span text:style-name="T18">NBP(i,j) = NBP(i-1,j) sinon <text:s text:c="7"/><text:tab/><text:tab/><text:tab/><text:tab/><text:tab/>(</text:span><text:span text:style-name="T19">4</text:span><text:span text:style-name="T18">)</text:span></text:p>
      <text:p text:style-name="P55"/>
      <text:list xml:id="list3900233104" text:style-name="WWNum4">
        <text:list-item>
          <text:p text:style-name="P57">: Le nombre minimal de pièces pour rendre 0€ est 0 (cas de base)</text:p>
        </text:list-item>
        <text:list-item>
          <text:p text:style-name="P57">: <text:span text:style-name="T23">Si on ne dispose d’aucune pièces pour rendre la monnaie, le NBP vaut -1 (cas de base)</text:span></text:p>
        </text:list-item>
        <text:list-item>
          <text:p text:style-name="P57"> : Si l’on doit rendre une valeur (reste) supérieure à la plus grande pièce <text:span text:style-name="T40">à l’indice i </text:span>alors on ajoute 1 et on met à jour la valeur de j.</text:p>
        </text:list-item>
        <text:list-item>
          <text:p text:style-name="P57"> : Si j est inférieur à la plus grande pièce, alors on enlève 1 à i. On va prendre ensuite une pièce plus petite.</text:p>
          <text:p text:style-name="P21"/>
        </text:list-item>
      </text:list>
      <text:p text:style-name="P58">La structure tabulaire est un tableau à deux dimension de taille <text:span text:style-name="T41">(</text:span><text:span text:style-name="T27">taille(piecesDisponibles)</text:span><text:span text:style-name="T31">+1)x(N+1). Pour le remplir, on commence par l’initialiser à l’aide des expressions (1) et (2). Ensuite, on utilise l’expression (4) pour remplir les cases jusqu’à atteindre un indice pour lequel la pièce correspondante sera inférieure à la somme à rendre. Par la suite le tableau se remplira à l’aide </text:span><text:span text:style-name="T32">de (3) et (4).</text:span></text:p>
      <text:h text:style-name="P15" text:outline-level="2" text:is-list-header="true"/>
      <text:h text:style-name="P16" text:outline-level="2" text:is-list-header="true"><text:bookmark-start text:name="__RefHeading___Toc943_605506355"/><text:span text:style-name="T25">Algorithme en pseudo code</text:span><text:bookmark-end text:name="__RefHeading___Toc943_605506355"/></text:h>
      <text:p text:style-name="P53"/>
      <text:h text:style-name="P19" text:outline-level="3"><text:bookmark-start text:name="__RefHeading___Toc945_605506355"/>Procédure nbMinimalPiece :<text:bookmark-end text:name="__RefHeading___Toc945_605506355"/></text:h>
      <text:p text:style-name="P53"/>
      <text:p text:style-name="P43">procédure <text:span text:style-name="T25">nbMinimalPiece </text:span> () ;</text:p>
      <text:p text:style-name="P40">var ent Reste = N*100 ; <text:span text:style-name="T6"># Nous travaillons en cts d’euros</text:span></text:p>
      <text:p text:style-name="P40">var tab piecesDisponibles = [200,100,50,20,10,5,2,1] ; <text:span text:style-name="T6"># Liste de pièces</text:span></text:p>
      <text:p text:style-name="P47"><text:span text:style-name="T11"># Création d’un tableau de dimension 2 (taille(piecesDisponibles)+1)x(</text:span><text:span text:style-name="T17">Reste</text:span><text:span text:style-name="T11">+1)</text:span></text:p>
      <text:p text:style-name="P41">var tab nbp[taille(piecesDisponibles)+1][<text:span text:style-name="T42">Reste</text:span>+1] ;</text:p>
      <text:p text:style-name="P40"><text:span text:style-name="T11"/></text:p>
      <text:p text:style-name="P40">début</text:p>
      <text:p text:style-name="P40"><text:tab/><text:span text:style-name="T13">#In</text:span><text:span text:style-name="T11">itialisation de la colonne 0 et correspond </text:span><text:span text:style-name="T12">à</text:span><text:span text:style-name="T11"> NBP(0,j)=0</text:span></text:p>
      <text:p text:style-name="P43"><text:span text:style-name="T11"><text:tab/></text:span><text:span text:style-name="T28">pour i allant de 0 à </text:span><text:span text:style-name="T27">taille(piecesDisponibles)+1 </text:span><text:span text:style-name="T28">faire</text:span></text:p>
      <text:p text:style-name="P43"><text:span text:style-name="T28"><text:tab/><text:tab/>nbp[i][0] = 0 ; </text:span><text:span text:style-name="T15">#(1)</text:span></text:p>
      <text:p text:style-name="P43"><text:span text:style-name="T28"><text:tab/></text:span><text:span text:style-name="T29">finpour</text:span></text:p>
      <text:p text:style-name="P40"><text:span text:style-name="T11"><text:tab/></text:span><text:span text:style-name="T13">#I</text:span><text:span text:style-name="T11">nitialisation de la colonne 0 et correspond </text:span><text:span text:style-name="T12">à</text:span><text:span text:style-name="T11"> NBP(i,0)=-1</text:span></text:p>
      <text:p text:style-name="P43"><text:span text:style-name="T11"><text:tab/></text:span><text:span text:style-name="T28">pour i allant de </text:span><text:span text:style-name="T29">1</text:span><text:span text:style-name="T28"> à <text:s/></text:span><text:span text:style-name="T33">Reste</text:span><text:span text:style-name="T29">+1</text:span><text:span text:style-name="T27"> </text:span><text:span text:style-name="T28">faire</text:span></text:p>
      <text:p text:style-name="P43"><text:span text:style-name="T28"><text:tab/><text:tab/>nbp[</text:span><text:span text:style-name="T29">0</text:span><text:span text:style-name="T28">][</text:span><text:span text:style-name="T29">i</text:span><text:span text:style-name="T28">] = -</text:span><text:span text:style-name="T29">1</text:span><text:span text:style-name="T28"> ;</text:span><text:span text:style-name="T15">#(2)</text:span></text:p>
      <text:p text:style-name="P43"><text:span text:style-name="T28"><text:tab/></text:span><text:span text:style-name="T29">finpour</text:span></text:p>
      <text:p text:style-name="P43"><text:span text:style-name="T28"><text:tab/></text:span><text:span text:style-name="T13">#Cas général</text:span></text:p>
      <text:p text:style-name="P44"><text:span text:style-name="T13"><text:tab/></text:span><text:span text:style-name="T29">pour i allant de 1 à </text:span><text:span text:style-name="T27">taille(piecesDisponibles)+1 </text:span><text:span text:style-name="T28">faire</text:span></text:p>
      <text:p text:style-name="P47"><text:span text:style-name="T28"><text:tab/><text:tab/></text:span><text:span text:style-name="T29">pour j allant de 1 à </text:span><text:span text:style-name="T33">Reste</text:span><text:span text:style-name="T29">+1 faire</text:span></text:p>
      <text:p text:style-name="P44"><text:span text:style-name="T29"><text:tab/><text:tab/><text:tab/></text:span><text:span text:style-name="T13">#NBP(i,j) = 1 + NBP(i,j-c_i) si j &gt;= c_i et NBP(i-</text:span><text:span text:style-name="T16">1</text:span><text:span text:style-name="T13">,j) </text:span><text:span text:style-name="T16">=</text:span><text:span text:style-name="T13">= -1</text:span></text:p>
      <text:p text:style-name="P44"><text:span text:style-name="T13"><text:tab/><text:tab/><text:tab/></text:span><text:span text:style-name="T29">si piecesDisponible[i-1] ≤ j et nbp[i-1][j] == -1 </text:span><text:span text:style-name="T30">alors</text:span></text:p>
      <text:p text:style-name="P45"><text:span text:style-name="T30"><text:tab/><text:tab/><text:tab/><text:tab/>nbp[i][j] = 1+nbp[i][j-</text:span><text:span text:style-name="T29">piecesDisponible[i-1] </text:span><text:span text:style-name="T30">] ;</text:span><text:span text:style-name="T15">#(3)</text:span></text:p>
      <text:p text:style-name="P45"><text:span text:style-name="T30"><text:tab/><text:tab/><text:tab/>sinon </text:span></text:p>
      <text:p text:style-name="P45"><text:span text:style-name="T30"><text:tab/><text:tab/><text:tab/><text:tab/>nbp[i][j] = nbp[i-1][j] ;</text:span><text:span text:style-name="T15">#(4)</text:span></text:p>
      <text:p text:style-name="P45"><text:span text:style-name="T15"><text:tab/><text:tab/><text:tab/></text:span><text:span text:style-name="T30">finsi</text:span></text:p>
      <text:p text:style-name="P45"><text:span text:style-name="T30"><text:tab/><text:tab/>finpour</text:span></text:p>
      <text:p text:style-name="P45"><text:span text:style-name="T30"><text:tab/>finpour</text:span></text:p>
      <text:p text:style-name="P47"><text:soft-page-break/><text:span text:style-name="T30"><text:tab/>afficher nbp[</text:span><text:span text:style-name="T27">taille(piecesDisponibles)</text:span><text:span text:style-name="T30">][</text:span><text:span text:style-name="T33">Reste</text:span><text:span text:style-name="T30">] ;</text:span></text:p>
      <text:p text:style-name="P46"><text:span text:style-name="T26">fin</text:span></text:p>
      <text:p text:style-name="P46"/>
      <text:p text:style-name="P46"/>
      <text:p text:style-name="P46"/>
      <text:h text:style-name="P6" text:outline-level="1"><text:bookmark-start text:name="__RefHeading___Toc947_605506355"/>Algorithme glouton<text:bookmark-end text:name="__RefHeading___Toc947_605506355"/></text:h>
      <text:p text:style-name="Text_20_body"/>
      <text:h text:style-name="P17" text:outline-level="2" text:is-list-header="true"><text:bookmark-start text:name="__RefHeading___Toc998_605506355"/>Algorithme en pseudo code<text:bookmark-end text:name="__RefHeading___Toc998_605506355"/></text:h>
      <text:p text:style-name="P60"/>
      <text:p text:style-name="P59">Procédure glouton <text:span text:style-name="T42">()</text:span></text:p>
      <text:p text:style-name="P47">var ent Reste = N*100 ; <text:span text:style-name="T6"># Nous travaillons en cts d’euros</text:span></text:p>
      <text:p text:style-name="P48">var tab piecesDisponibles = [200,100,50,20,10,5,2,1] ; <text:span text:style-name="T6"># Liste de pièces</text:span></text:p>
      <text:p text:style-name="P48"><text:span text:style-name="T26">var tab solution ; </text:span><text:span text:style-name="T6"># Liste contenant la solution finale</text:span></text:p>
      <text:p text:style-name="P42">début</text:p>
      <text:p text:style-name="P42"><text:tab/><text:span text:style-name="T6"># Parcourt de la liste des pièces </text:span></text:p>
      <text:p text:style-name="P42"><text:tab/>pour ci dans piecesDisponibles faire </text:p>
      <text:p text:style-name="P48"><text:span text:style-name="T6"><text:tab/><text:tab/></text:span><text:span text:style-name="T33">si Reste &gt; 0 alors</text:span></text:p>
      <text:p text:style-name="P48"><text:span text:style-name="T33"><text:tab/><text:tab/><text:tab/>tantque ci ≤ Reste faire</text:span></text:p>
      <text:p text:style-name="P48"><text:span text:style-name="T33"><text:tab/><text:tab/><text:tab/><text:tab/>solution[i] = ci ;</text:span></text:p>
      <text:p text:style-name="P48"><text:span text:style-name="T33"><text:tab/><text:tab/><text:tab/><text:tab/>Reste = Reste – ci ;</text:span></text:p>
      <text:p text:style-name="P48"><text:span text:style-name="T33"><text:tab/><text:tab/><text:tab/>fintantque</text:span></text:p>
      <text:p text:style-name="P48"><text:span text:style-name="T33"><text:tab/><text:tab/>finsi</text:span></text:p>
      <text:p text:style-name="P48"><text:span text:style-name="T33"><text:tab/>finpour</text:span></text:p>
      <text:p text:style-name="P48"><text:span text:style-name="T33"><text:tab/>afficher(solution) ;</text:span></text:p>
      <text:p text:style-name="P49"><text:span text:style-name="T26">fin</text:span></text:p>
      <text:p text:style-name="P49"><text:span text:style-name="T26"/></text:p>
      <text:p text:style-name="P49"><text:span text:style-name="T26">Ce pseudo code choisi la plus grande pièce de la liste inférieur au reste de la somme à rendre et l’ajoute dans le vecteur solution. Lorsqu’on atteint un reste nul de la somme à rendre, on affiche la liste des pièces nécessaire pour rendre la monnaie.</text:span></text:p>
      <text:p text:style-name="P49"><text:span text:style-name="T26">Le système de l’euro permet grâce à cet algorithme de rendre n’importe quelle somme d’argent.</text:span></text:p>
      <text:p text:style-name="P49"><text:span text:style-name="T26">Cependant, si on utilise la liste suivante : {6,4,1}, il est clair que cet algorithme ne pourra résoudre tous les problèmes de type RLMMO. En effet, prenons la somme N = 8 et éxécutons à la main l’algorithme :</text:span></text:p>
      <text:p text:style-name="P50"><text:span text:style-name="T26">- d1 = 6, la valeur de la pièce c1 est inférieure à N donc on ajoute la pièce dans solution et N = 8-6 = 2</text:span></text:p>
      <text:p text:style-name="P50"><text:soft-page-break/><text:span text:style-name="T26">- d1 = 6, <text:s/>la valeur de la pièce c1 est maintenant supérieure à N donc on n’utilisera plus cette pièce</text:span></text:p>
      <text:p text:style-name="P50"><text:span text:style-name="T26">- d2 = 4, <text:s/>la valeur de la pièce c2 est supérieure à N donc on n’utilisera pas cette pièce</text:span></text:p>
      <text:p text:style-name="P50"><text:span text:style-name="T26">- d3 = 1, la valeur de la pièce c3 est inférieure à N donc on ajoute la pièce dans solution et N = 2-1 = 1</text:span></text:p>
      <text:p text:style-name="P50"><text:span text:style-name="T26">- d3 = 1, la valeur de la pièce c3 est égale à N donc on ajoute la pièce dans solution et N = 1-1 = 0</text:span></text:p>
      <text:p text:style-name="P50"><text:span text:style-name="T26">N = 0 donc le programme s’arrête et la solution donne [6,1,1]</text:span></text:p>
      <text:p text:style-name="P51"><text:span text:style-name="T26">On remarque ici que la liste est de taille 3 alors que la façon la plus optimale de rendre la somme 8 est la liste [4,4]. Donc cet algorithme ne résout pas tous les problèmes de type RLMMO.<text:line-break/><text:line-break/>Pour ce qui est de la résolution du problème avec le système C’= {50, 30, 10, 5, 3, 1}, </text:span><text:span text:style-name="T36">il pourrait <text:s/>être satisfaisant <text:s/>car chaque pièce est environ la moitié de celle d’avant </text:span><text:span text:style-name="T37">donc on pourra normalement rendre de manière </text:span><text:span text:style-name="T38">optimale n’importe quelle somme.</text:span></text:p>
      <text:p text:style-name="P51"><text:span text:style-name="T38"/></text:p>
      <text:p text:style-name="P51"><text:span text:style-name="T38"/></text:p>
      <text:p text:style-name="P51"><text:span text:style-name="T38"/></text:p>
      <text:h text:style-name="P11" text:outline-level="1"><text:bookmark-start text:name="__RefHeading___Toc1000_605506355"/>Questions complémentaires<text:bookmark-end text:name="__RefHeading___Toc1000_605506355"/></text:h>
      <text:p text:style-name="P61"/>
      <text:list xml:id="list967703757" text:style-name="L2">
        <text:list-item>
          <text:p text:style-name="P62"><text:span text:style-name="T43">Donner votre opinion sur l’effort de conception des algorithmes des parties A et B.</text:span></text:p>
          <text:p text:style-name="P62"><text:span text:style-name="T43">L’effort de conception des algorithmes A et B est assez différent de l’un à l’autre. Pour l’algorithme A, il nous à fallut caractériser chaque étape obéissant aux règles de la résolution par essaie successifs ce qui demande beaucoup de réflexion car le support n’est pas très souple. Quant à l’algorithme B, une fois les relations de récurrence et la structure tabulaire établies, il suffit de traduire le travail en langage de programmation (ici le java).</text:span></text:p>
          <text:p text:style-name="P62"/>
        </text:list-item>
        <text:list-item>
          <text:p text:style-name="P62"><text:span text:style-name="T43">Serait-il possible de résoudre le problème RLMMO à l’aide d’une solution de type « diviser pour régner </text:span><text:span text:style-name="T44">(dpr)</text:span><text:span text:style-name="T43"> » ? </text:span></text:p>
          <text:p text:style-name="P62"><text:span text:style-name="T44">Nous ne pensons pas que le problème RLMMO puisse être abordé avec une solution de type dpr car si on fragmente le problème principal en problèmes de taille inférieure, la solution de chaque sous problème permettra les résoudre mais sous forme de cas particulier. Ces solutions ne permettrons donc pas d’être rassemblées pour former la solution finale au problème.</text:span></text:p>
          <text:p text:style-name="P62"/>
        </text:list-item>
        <text:list-item>
          <text:p text:style-name="P62">Au vu de ce qui précède, faire une recommandation argumentée pour résoudre le problème RLMMO.</text:p>
          <text:p text:style-name="P63">Pour résoudre le problème RLMMO, nous pensons que le meilleure moyen est d’analyser le système de pièce en amont ce qui permettra d’aboutir à deux choix. Sois le système est satisfaisant pour utiliser l’algorithme glouton et les ressources permettent de le mettre en place. Sois les ressources ne sont pas suffisantes ou le système n’est pas satisfaisant pour l’algorithme glouton et on cherche à développer une méthode de recherche de solution par essais successifs. Pour tester le système, on peut utiliser un algorithme de type programmation dynamique qui nous donne le nombre de pièces minimale permettant de réunir la somme à rendre et de comparer le résultat à une suite de tests exécutés avec l’algorithme glouton.</text:p>
        </text:list-item>
      </text:list>
      <text:h text:style-name="P12" text:outline-level="1" text:is-list-header="true"><text:bookmark-start text:name="__RefHeading___Toc1002_605506355"/>Conclusion<text:bookmark-end text:name="__RefHeading___Toc1002_605506355"/></text:h>
      <text:p text:style-name="P64"/>
      <text:p text:style-name="P64">Dans ce projet, nous avons examiné le problème du rendu de monnaie de manière optimale, un problème pertinent dans de nombreuses transactions quotidiennes. Nous avons exploré trois approches différentes pour résoudre ce problème : les essais successifs, la programmation dynamique et l'algorithme glouton.</text:p>
      <text:p text:style-name="P64">Tout d'abord, nous avons examiné la méthode des essais successifs, qui consiste à explorer toutes les combinaisons possibles de pièces pour trouver celle qui minimise le nombre de pièces rendues. Bien que cette méthode puisse donner une solution exacte, elle peut être inefficace en termes de temps de calcul pour les ensembles de pièces de grande taille. <text:span text:style-name="T45">C’est pour cela que nous avons établie des conditions d’élagage permettant de raccourcir ce temps de calcul.</text:span></text:p>
      <text:p text:style-name="P64">Ensuite, nous avons abordé la programmation dynamique, qui consiste à <text:span text:style-name="T46">établir des relations de récurrence décrivant une suite d’exécution visant</text:span> à utiliser des résultats précédemment calculés pour <text:span text:style-name="T46">obtenir la solution voulue</text:span>. Cette approche permet une meilleure efficacité en évitant la répétition de calculs, mais elle nécessite un espace mémoire supplémentaire pour stocker les résultats intermédiaires <text:span text:style-name="T46">car en effet, en utilisant une telle structure tabulaire, l’espace requis devra être d’autant plus grand que la somme à rendre est élevée</text:span>.</text:p>
      <text:p text:style-name="P65">Enfin, nous avons étudié l'algorithme glouton, qui consiste à choisir la pièce de plus grande valeur disponible à chaque étape. Bien que cet algorithme ne garantisse pas toujours une solution optimale <text:span text:style-name="T46">et dépende beaucoup du système de pièces utilisé</text:span>, il est souvent rapide et simple à implémenter. Cependant, il peut produire des solutions sous-optimales dans certains cas <text:span text:style-name="T46">et notamment dans celui de </text:span><text:span text:style-name="T39">C’= {50, 30, 10, 5, 3, 1}</text:span>.</text:p>
      <text:p text:style-name="P64">En conclusion, chaque méthode a ses avantages et ses inconvénients, et le choix de l'approche appropriée dépend des contraintes spécifiques de chaque situation. Les essais successifs offrent une solution exacte mais peuvent être inefficaces, la programmation dynamique offre une efficacité améliorée mais nécessite plus de ressources, tandis que l'algorithme glouton est rapide mais peut ne pas toujours produire la solution optimale. En fonction des exigences de temps, de mémoire et de précision, il convient de choisir la méthode la mieux adaptée à chaque situ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Numbering_20_Symbols" loext:num-list-format="%1%)" style:num-suffix=")" style:num-format="A">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879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49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59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69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officeooo:rsid="000d8641" officeooo:paragraph-rsid="000d8641"/>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center"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hias Peuch</meta:initial-creator>
    <meta:editing-cycles>13</meta:editing-cycles>
    <meta:creation-date>2024-04-13T21:41:00</meta:creation-date>
    <dc:date>2024-04-15T18:01:11.218817638</dc:date>
    <meta:editing-duration>PT17H46M57S</meta:editing-duration>
    <meta:generator>LibreOffice/7.3.7.2$Linux_X86_64 LibreOffice_project/30$Build-2</meta:generator>
    <meta:document-statistic meta:table-count="0" meta:image-count="0" meta:object-count="0" meta:page-count="16" meta:paragraph-count="221" meta:word-count="2697" meta:character-count="15852" meta:non-whitespace-character-count="13246"/>
    <meta:user-defined meta:name="AppVersion">16.0000</meta:user-defined>
    <meta:template xlink:type="simple" xlink:actuate="onRequest" xlink:title="Normal" xlink:href=""/>
  </office:meta>
</office:document-meta>
</file>